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ment.Requirement( String namespace , String filter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irement.get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irement.isSatisfied( ICapability capabil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irement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convertToFilter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Requirement.getPackageVersion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getDirec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ment.Requirement( String namespace , String pkgName , R4Directive [ ] directives , R4Attribute [ ]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quirement.doAttributesMatch( Capability e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quirement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